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43cm"/>
    </style:style>
    <style:style style:name="co2" style:family="table-column">
      <style:table-column-properties fo:break-before="auto" style:column-width="14.878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7.131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6.881cm"/>
    </style:style>
    <style:style style:name="co9" style:family="table-column">
      <style:table-column-properties fo:break-before="auto" style:column-width="6.713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1.566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number-columns-repeated="244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lain language description</text:p>
          </table:table-cell>
          <table:table-cell office:value-type="string">
            <text:p>delay</text:p>
          </table:table-cell>
          <table:table-cell office:value-type="string">
            <text:p>outcome type</text:p>
          </table:table-cell>
          <table:table-cell office:value-type="string">
            <text:p>tryanother</text:p>
          </table:table-cell>
          <table:table-cell office:value-type="string">
            <text:p>contacted</text:p>
          </table:table-cell>
          <table:table-cell office:value-type="string">
            <text:p>tryagain</text:p>
          </table:table-cell>
          <table:table-cell office:value-type="string">
            <text:p>eligible</text:p>
          </table:table-cell>
          <table:table-cell office:value-type="string">
            <text:p>require_note</text:p>
          </table:table-cell>
          <table:table-cell office:value-type="string">
            <text:p>calc</text:p>
          </table:table-cell>
          <table:table-cell office:value-type="string">
            <text:p>outcome_id</text:p>
          </table:table-cell>
          <table:table-cell table:style-name="Default" office:value-type="string">
            <text:p>aapor_id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string">
            <text:p>Time delay in minutes</text:p>
          </table:table-cell>
          <table:table-cell/>
          <table:table-cell office:value-type="string">
            <text:p>Whether to try the next number on the list</text:p>
          </table:table-cell>
          <table:table-cell office:value-type="string">
            <text:p>Whether or not the phone picked up</text:p>
          </table:table-cell>
          <table:table-cell office:value-type="string">
            <text:p>Whether to try this number ever again</text:p>
          </table:table-cell>
          <table:table-cell office:value-type="string">
            <text:p>If the respondent is eligible to participate</text:p>
          </table:table-cell>
          <table:table-cell office:value-type="string">
            <text:p>Whether to require a note to be entered</text:p>
          </table:table-cell>
          <table:table-cell office:value-type="string">
            <text:p>Which AAPOR calculation to assign to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office:value-type="string">
            <text:p>Not attempted or worked</text:p>
          </table:table-cell>
          <table:table-cell office:value-type="string">
            <text:p>Didn't dial this number - need to exit (for example to start a break/ end work for the day)</text:p>
          </table:table-cell>
          <table:table-cell office:value-type="float" office:value="0">
            <text:p>0</text:p>
          </table:table-cell>
          <table:table-cell office:value-type="string">
            <text:p>Temporar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UH</text:p>
          </table:table-cell>
          <table:table-cell office:value-type="float" office:value="1">
            <text:p>1</text:p>
          </table:table-cell>
          <table:table-cell office:value-type="float" office:value="3.11">
            <text:p>3.11</text:p>
          </table:table-cell>
          <table:table-cell table:number-columns-repeated="244"/>
        </table:table-row>
        <table:table-row table:style-name="ro2">
          <table:table-cell office:value-type="string">
            <text:p>No answer</text:p>
          </table:table-cell>
          <table:table-cell office:value-type="string">
            <text:p>No one answers, either rings out or is busy</text:p>
          </table:table-cell>
          <table:table-cell office:value-type="float" office:value="180">
            <text:p>180</text:p>
          </table:table-cell>
          <table:table-cell office:value-type="string">
            <text:p>Temporar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3.13">
            <text:p>3.13</text:p>
          </table:table-cell>
          <table:table-cell table:number-columns-repeated="244"/>
        </table:table-row>
        <table:table-row table:style-name="ro2">
          <table:table-cell office:value-type="string">
            <text:p>Technical phone problems</text:p>
          </table:table-cell>
          <table:table-cell office:value-type="string">
            <text:p>The telephone system tells you an error - please enter this in the notes</text:p>
          </table:table-cell>
          <table:table-cell office:value-type="float" office:value="180">
            <text:p>180</text:p>
          </table:table-cell>
          <table:table-cell office:value-type="string">
            <text:p>Temporary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UH</text:p>
          </table:table-cell>
          <table:table-cell office:value-type="float" office:value="3">
            <text:p>3</text:p>
          </table:table-cell>
          <table:table-cell office:value-type="float" office:value="3.16">
            <text:p>3.16</text:p>
          </table:table-cell>
          <table:table-cell table:number-columns-repeated="244"/>
        </table:table-row>
        <table:table-row table:style-name="ro2">
          <table:table-cell office:value-type="string">
            <text:p>Other, Referred to Supervisor (Eligible)</text:p>
          </table:table-cell>
          <table:table-cell office:value-type="string">
            <text:p>A person has answered, but this needs to be referred to the supervisor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O</text:p>
          </table:table-cell>
          <table:table-cell office:value-type="float" office:value="4">
            <text:p>4</text:p>
          </table:table-cell>
          <table:table-cell office:value-type="float" office:value="2.34">
            <text:p>2.34</text:p>
          </table:table-cell>
          <table:table-cell table:number-columns-repeated="244"/>
        </table:table-row>
        <table:table-row table:style-name="ro2">
          <table:table-cell office:value-type="string">
            <text:p>Other, Referred to Supervisor (Unknown eligibility)</text:p>
          </table:table-cell>
          <table:table-cell office:value-type="string">
            <text:p>This case should be referred to the supervisor</text:p>
          </table:table-cell>
          <table:table-cell office:value-type="float" office:value="0">
            <text:p>0</text:p>
          </table:table-cell>
          <table:table-cell office:value-type="string">
            <text:p>Supervisor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UO</text:p>
          </table:table-cell>
          <table:table-cell office:value-type="float" office:value="5">
            <text:p>5</text:p>
          </table:table-cell>
          <table:table-cell office:value-type="float" office:value="3.91">
            <text:p>3.91</text:p>
          </table:table-cell>
          <table:table-cell table:number-columns-repeated="244"/>
        </table:table-row>
        <table:table-row table:style-name="ro2">
          <table:table-cell office:value-type="string">
            <text:p>Soft Refusal, Other</text:p>
          </table:table-cell>
          <table:table-cell office:value-type="string">
            <text:p>A refusal such as "The person doesn't feel like doing it"</text:p>
          </table:table-cell>
          <table:table-cell office:value-type="float" office:value="10080">
            <text:p>10080</text:p>
          </table:table-cell>
          <table:table-cell office:value-type="string">
            <text:p>Refusal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2.111a</text:p>
          </table:table-cell>
          <table:table-cell table:number-columns-repeated="244"/>
        </table:table-row>
        <table:table-row table:style-name="ro2">
          <table:table-cell office:value-type="string">
            <text:p>Hard Refusal, Other</text:p>
          </table:table-cell>
          <table:table-cell office:value-type="string">
            <text:p>A refusal such as "The person does not want to do it, do not call again"</text:p>
          </table:table-cell>
          <table:table-cell office:value-type="float" office:value="10080">
            <text:p>10080</text:p>
          </table:table-cell>
          <table:table-cell office:value-type="string">
            <text:p>Refusal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2.111b</text:p>
          </table:table-cell>
          <table:table-cell table:number-columns-repeated="244"/>
        </table:table-row>
        <table:table-row table:style-name="ro2">
          <table:table-cell office:value-type="string">
            <text:p>Soft Refusal, Respondent</text:p>
          </table:table-cell>
          <table:table-cell office:value-type="string">
            <text:p>A refusal such as "I don't feel like doing this questionnaire"</text:p>
          </table:table-cell>
          <table:table-cell office:value-type="float" office:value="10080">
            <text:p>10080</text:p>
          </table:table-cell>
          <table:table-cell office:value-type="string">
            <text:p>Refusal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2.112a</text:p>
          </table:table-cell>
          <table:table-cell table:number-columns-repeated="244"/>
        </table:table-row>
        <table:table-row table:style-name="ro2">
          <table:table-cell office:value-type="string">
            <text:p>Hard Refusal, Respondent</text:p>
          </table:table-cell>
          <table:table-cell office:value-type="string">
            <text:p>A refusal such as "I do not wish to do this questionnaire, do not call again"</text:p>
          </table:table-cell>
          <table:table-cell office:value-type="float" office:value="10080">
            <text:p>10080</text:p>
          </table:table-cell>
          <table:table-cell office:value-type="string">
            <text:p>Refusal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2.112b</text:p>
          </table:table-cell>
          <table:table-cell table:number-columns-repeated="244"/>
        </table:table-row>
        <table:table-row table:style-name="ro2">
          <table:table-cell office:value-type="string">
            <text:p>Complete</text:p>
          </table:table-cell>
          <table:table-cell office:value-type="string">
            <text:p>When the questionnaire is complete. This is usually automatically selected by the system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table:number-columns-repeated="244"/>
        </table:table-row>
        <table:table-row table:style-name="ro2">
          <table:table-cell office:value-type="string">
            <text:p>Known respondent refusal</text:p>
          </table:table-cell>
          <table:table-cell office:value-type="string">
            <text:p>Only use this outcome if you are a refusal converter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float" office:value="2.112">
            <text:p>2.11</text:p>
          </table:table-cell>
          <table:table-cell table:number-columns-repeated="244"/>
        </table:table-row>
        <table:table-row table:style-name="ro2">
          <table:table-cell office:value-type="string">
            <text:p>Household-level refusal</text:p>
          </table:table-cell>
          <table:table-cell office:value-type="string">
            <text:p>Only use this outcome if you are a refusal converter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12">
            <text:p>12</text:p>
          </table:table-cell>
          <table:table-cell office:value-type="float" office:value="2.111">
            <text:p>2.11</text:p>
          </table:table-cell>
          <table:table-cell table:number-columns-repeated="244"/>
        </table:table-row>
        <table:table-row table:style-name="ro2">
          <table:table-cell office:value-type="string">
            <text:p>Broken appointment (Implicit refusal)</text:p>
          </table:table-cell>
          <table:table-cell office:value-type="string">
            <text:p>If on an appointment and nobody answers the phone</text:p>
          </table:table-cell>
          <table:table-cell office:value-type="float" office:value="10080">
            <text:p>10080</text:p>
          </table:table-cell>
          <table:table-cell office:value-type="string">
            <text:p>Refus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office:value-type="string">
            <text:p>2.112c</text:p>
          </table:table-cell>
          <table:table-cell table:number-columns-repeated="244"/>
        </table:table-row>
        <table:table-row table:style-name="ro2">
          <table:table-cell office:value-type="string">
            <text:p>Disconnected number</text:p>
          </table:table-cell>
          <table:table-cell office:value-type="string">
            <text:p>Telephone system says this number is disconnected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/>
          <table:table-cell office:value-type="float" office:value="14">
            <text:p>14</text:p>
          </table:table-cell>
          <table:table-cell office:value-type="float" office:value="4.32">
            <text:p>4.32</text:p>
          </table:table-cell>
          <table:table-cell table:number-columns-repeated="244"/>
        </table:table-row>
        <table:table-row table:style-name="ro2">
          <table:table-cell office:value-type="string">
            <text:p>Fax/data line</text:p>
          </table:table-cell>
          <table:table-cell office:value-type="string">
            <text:p>A fax or modem answers the phone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 office:value-type="float" office:value="4.2">
            <text:p>4.2</text:p>
          </table:table-cell>
          <table:table-cell table:number-columns-repeated="244"/>
        </table:table-row>
        <table:table-row table:style-name="ro2">
          <table:table-cell office:value-type="string">
            <text:p>Business, government office, other organization</text:p>
          </table:table-cell>
          <table:table-cell office:value-type="string">
            <text:p>This number is for a business, that is not relevant to the respondent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/>
          <table:table-cell office:value-type="float" office:value="16">
            <text:p>16</text:p>
          </table:table-cell>
          <table:table-cell office:value-type="float" office:value="4.51">
            <text:p>4.51</text:p>
          </table:table-cell>
          <table:table-cell table:number-columns-repeated="244"/>
        </table:table-row>
        <table:table-row table:style-name="ro2">
          <table:table-cell office:value-type="string">
            <text:p>No eligible respondent</text:p>
          </table:table-cell>
          <table:table-cell office:value-type="string">
            <text:p>The respondent is not available on this number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/>
          <table:table-cell office:value-type="float" office:value="17">
            <text:p>17</text:p>
          </table:table-cell>
          <table:table-cell office:value-type="float" office:value="4.7">
            <text:p>4.7</text:p>
          </table:table-cell>
          <table:table-cell table:number-columns-repeated="244"/>
        </table:table-row>
        <table:table-row table:style-name="ro2">
          <table:table-cell office:value-type="string">
            <text:p>Accidental hang up or temporary phone problem</text:p>
          </table:table-cell>
          <table:table-cell office:value-type="string">
            <text:p>An accidental hang up has occurred, you may call again</text:p>
          </table:table-cell>
          <table:table-cell office:value-type="float" office:value="0">
            <text:p>0</text:p>
          </table:table-cell>
          <table:table-cell office:value-type="string">
            <text:p>Temporary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office:value-type="string">
            <text:p>2.35a</text:p>
          </table:table-cell>
          <table:table-cell table:number-columns-repeated="244"/>
        </table:table-row>
        <table:table-row table:style-name="ro2">
          <table:table-cell office:value-type="string">
            <text:p>Definite Appointment - Respondent</text:p>
          </table:table-cell>
          <table:table-cell office:value-type="string">
            <text:p>Appointment is scheduled with the respondent for a definite time</text:p>
          </table:table-cell>
          <table:table-cell office:value-type="float" office:value="0">
            <text:p>0</text:p>
          </table:table-cell>
          <table:table-cell office:value-type="string">
            <text:p>Appointm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string">
            <text:p>2.12a</text:p>
          </table:table-cell>
          <table:table-cell table:number-columns-repeated="244"/>
        </table:table-row>
        <table:table-row table:style-name="ro2">
          <table:table-cell office:value-type="string">
            <text:p>Definite Appointment - Other</text:p>
          </table:table-cell>
          <table:table-cell office:value-type="string">
            <text:p>Appointment scheduled by a household member for the respondent at a definite time</text:p>
          </table:table-cell>
          <table:table-cell office:value-type="float" office:value="0">
            <text:p>0</text:p>
          </table:table-cell>
          <table:table-cell office:value-type="string">
            <text:p>Appointm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office:value-type="string">
            <text:p>2.12b</text:p>
          </table:table-cell>
          <table:table-cell table:number-columns-repeated="244"/>
        </table:table-row>
        <table:table-row table:style-name="ro2">
          <table:table-cell office:value-type="string">
            <text:p>Unspecified Appointment - Respondent</text:p>
          </table:table-cell>
          <table:table-cell office:value-type="string">
            <text:p>When an appointment is scheduled by the respondent for a general, unspecific time</text:p>
          </table:table-cell>
          <table:table-cell office:value-type="float" office:value="0">
            <text:p>0</text:p>
          </table:table-cell>
          <table:table-cell office:value-type="string">
            <text:p>Appointm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office:value-type="string">
            <text:p>2.13a</text:p>
          </table:table-cell>
          <table:table-cell table:number-columns-repeated="244"/>
        </table:table-row>
        <table:table-row table:style-name="ro2">
          <table:table-cell office:value-type="string">
            <text:p>Unspecified Appointment - Other</text:p>
          </table:table-cell>
          <table:table-cell office:value-type="string">
            <text:p>Appointment is scheduled by a household member for the respondent at an unspecific time</text:p>
          </table:table-cell>
          <table:table-cell office:value-type="float" office:value="0">
            <text:p>0</text:p>
          </table:table-cell>
          <table:table-cell office:value-type="string">
            <text:p>Appointm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</text:p>
          </table:table-cell>
          <table:table-cell office:value-type="float" office:value="22">
            <text:p>22</text:p>
          </table:table-cell>
          <table:table-cell office:value-type="string">
            <text:p>2.13b</text:p>
          </table:table-cell>
          <table:table-cell table:number-columns-repeated="244"/>
        </table:table-row>
        <table:table-row table:style-name="ro2">
          <table:table-cell office:value-type="string">
            <text:p>Household answering machine - Message left</text:p>
          </table:table-cell>
          <table:table-cell office:value-type="string">
            <text:p>Left a message on the answering machine - only if prompted to</text:p>
          </table:table-cell>
          <table:table-cell office:value-type="float" office:value="180">
            <text:p>180</text:p>
          </table:table-cell>
          <table:table-cell office:value-type="string">
            <text:p>Temporary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C</text:p>
          </table:table-cell>
          <table:table-cell office:value-type="float" office:value="23">
            <text:p>23</text:p>
          </table:table-cell>
          <table:table-cell office:value-type="float" office:value="2.221">
            <text:p>2.22</text:p>
          </table:table-cell>
          <table:table-cell table:number-columns-repeated="244"/>
        </table:table-row>
        <table:table-row table:style-name="ro2">
          <table:table-cell office:value-type="string">
            <text:p>Household answering machine - No message left</text:p>
          </table:table-cell>
          <table:table-cell office:value-type="string">
            <text:p>Answering machine answered, but did not leave a message</text:p>
          </table:table-cell>
          <table:table-cell office:value-type="float" office:value="180">
            <text:p>180</text:p>
          </table:table-cell>
          <table:table-cell office:value-type="string">
            <text:p>Temporary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C</text:p>
          </table:table-cell>
          <table:table-cell office:value-type="float" office:value="24">
            <text:p>24</text:p>
          </table:table-cell>
          <table:table-cell office:value-type="float" office:value="2.222">
            <text:p>2.22</text:p>
          </table:table-cell>
          <table:table-cell table:number-columns-repeated="244"/>
        </table:table-row>
        <table:table-row table:style-name="ro2">
          <table:table-cell office:value-type="string">
            <text:p>Respondent Dead</text:p>
          </table:table-cell>
          <table:table-cell office:value-type="string">
            <text:p>The respondent is reported as being deceased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</text:p>
          </table:table-cell>
          <table:table-cell office:value-type="float" office:value="25">
            <text:p>25</text:p>
          </table:table-cell>
          <table:table-cell office:value-type="float" office:value="2.31">
            <text:p>2.31</text:p>
          </table:table-cell>
          <table:table-cell table:number-columns-repeated="244"/>
        </table:table-row>
        <table:table-row table:style-name="ro2">
          <table:table-cell office:value-type="string">
            <text:p>Physically or mentally unable/incompetent</text:p>
          </table:table-cell>
          <table:table-cell office:value-type="string">
            <text:p>Respondent not in the country, or have a mental or physical impairment (not language)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</text:p>
          </table:table-cell>
          <table:table-cell office:value-type="float" office:value="26">
            <text:p>26</text:p>
          </table:table-cell>
          <table:table-cell office:value-type="float" office:value="2.32">
            <text:p>2.32</text:p>
          </table:table-cell>
          <table:table-cell table:number-columns-repeated="244"/>
        </table:table-row>
        <table:table-row table:style-name="ro2">
          <table:table-cell office:value-type="string">
            <text:p>Household level language problem</text:p>
          </table:table-cell>
          <table:table-cell office:value-type="string">
            <text:p>Cannot get through to the respondent: members of the household cannot speak English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</text:p>
          </table:table-cell>
          <table:table-cell office:value-type="float" office:value="27">
            <text:p>27</text:p>
          </table:table-cell>
          <table:table-cell office:value-type="float" office:value="2.331">
            <text:p>2.33</text:p>
          </table:table-cell>
          <table:table-cell table:number-columns-repeated="244"/>
        </table:table-row>
        <table:table-row table:style-name="ro2">
          <table:table-cell office:value-type="string">
            <text:p>Respondent language problem</text:p>
          </table:table-cell>
          <table:table-cell office:value-type="string">
            <text:p>When the respondent cannot answer the questionnaire as they cannot speak English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</text:p>
          </table:table-cell>
          <table:table-cell office:value-type="float" office:value="28">
            <text:p>28</text:p>
          </table:table-cell>
          <table:table-cell office:value-type="float" office:value="2.332">
            <text:p>2.33</text:p>
          </table:table-cell>
          <table:table-cell table:number-columns-repeated="244"/>
        </table:table-row>
        <table:table-row table:style-name="ro2">
          <table:table-cell office:value-type="string">
            <text:p>Answering machine - Not a household</text:p>
          </table:table-cell>
          <table:table-cell office:value-type="string">
            <text:p>Answering machine makes it clear you called a business unrelated to the respondent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UH</text:p>
          </table:table-cell>
          <table:table-cell office:value-type="float" office:value="29">
            <text:p>29</text:p>
          </table:table-cell>
          <table:table-cell office:value-type="float" office:value="3.14">
            <text:p>3.14</text:p>
          </table:table-cell>
          <table:table-cell table:number-columns-repeated="244"/>
        </table:table-row>
        <table:table-row table:style-name="ro1">
          <table:table-cell office:value-type="string">
            <text:p>Out of sample</text:p>
          </table:table-cell>
          <table:table-cell office:value-type="string">
            <text:p>Not the right age, already completed using another mode (eg on paper))</text:p>
          </table:table-cell>
          <table:table-cell office:value-type="float" office:value="0">
            <text:p>0</text:p>
          </table:table-cell>
          <table:table-cell office:value-type="string">
            <text:p>Fi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/>
          <table:table-cell office:value-type="float" office:value="30">
            <text:p>30</text:p>
          </table:table-cell>
          <table:table-cell office:value-type="float" office:value="4.1">
            <text:p>4.1</text:p>
          </table:table-cell>
          <table:table-cell table:number-columns-repeated="244"/>
        </table:table-row>
        <table:table-row table:style-name="ro2">
          <table:table-cell office:value-type="string">
            <text:p>Non contact</text:p>
          </table:table-cell>
          <table:table-cell office:value-type="string">
            <text:p>Respondent not currently available on this number and no appointment made</text:p>
          </table:table-cell>
          <table:table-cell office:value-type="float" office:value="180">
            <text:p>180</text:p>
          </table:table-cell>
          <table:table-cell office:value-type="string">
            <text:p>Temporary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C</text:p>
          </table:table-cell>
          <table:table-cell office:value-type="float" office:value="31">
            <text:p>31</text:p>
          </table:table-cell>
          <table:table-cell office:value-type="float" office:value="2.2">
            <text:p>2.2</text:p>
          </table:table-cell>
          <table:table-cell table:number-columns-repeated="244"/>
        </table:table-row>
      </table:table>
      <table:table table:name="Sheet2" table:style-name="ta2" table:print="false">
        <table:table-column table:style-name="co13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3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6">06/08/2008</text:date>, <text:time>10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mmessig</meta:initial-creator>
    <meta:creation-date>2008-08-06T09:54:50</meta:creation-date>
    <dc:creator>Adam Zammit</dc:creator>
    <dc:date>2008-08-06T10:10:54</dc:date>
    <meta:editing-cycles>2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table-count="3" meta:cell-count="386"/>
  </office:meta>
</office:document-meta>
</file>